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7/11/2021</text:span></text:p>
      <text:p text:style-name="P9"/>
      <text:p text:style-name="P10">RECIBI CONFORME</text:p>
      <text:p text:style-name="P9"/>
      <text:p text:style-name="P11">CLIENTE: HUAYTA FLORES, JHON EDER</text:p>
      <text:p text:style-name="P12">CANT. TOTAL DE CAJAS: 1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HINCHA</text:span></text:p>
      <text:p text:style-name="P5"/>
      <text:p text:style-name="P5">Recojo: <text:span text:style-name="T3">HUAYTA FLORES, JHON EDE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17:08:1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